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f21e" officeooo:paragraph-rsid="001ef21e"/>
    </style:style>
    <style:style style:name="P2" style:family="paragraph" style:parent-style-name="Standard">
      <style:text-properties officeooo:rsid="00205fcb" officeooo:paragraph-rsid="00205fcb"/>
    </style:style>
    <style:style style:name="P3" style:family="paragraph" style:parent-style-name="Standard" style:list-style-name="L1">
      <style:text-properties officeooo:rsid="00205fcb" officeooo:paragraph-rsid="00205fcb"/>
    </style:style>
    <style:style style:name="P4" style:family="paragraph" style:parent-style-name="Standard" style:list-style-name="L1">
      <style:text-properties style:font-name="Liberation Serif" fo:font-size="12pt" officeooo:rsid="00205fcb" officeooo:paragraph-rsid="00205fcb" style:font-size-asian="12pt" style:font-size-complex="12pt"/>
    </style:style>
    <style:style style:name="P5" style:family="paragraph" style:parent-style-name="Standard" style:list-style-name="L2">
      <style:text-properties style:font-name="Liberation Serif" fo:font-size="12pt" officeooo:paragraph-rsid="00205fcb" style:font-size-asian="12pt" style:font-size-complex="12pt"/>
    </style:style>
    <style:style style:name="P6" style:family="paragraph" style:parent-style-name="Standard" style:list-style-name="L2">
      <style:text-properties style:font-name="Liberation Serif" fo:font-size="12pt" officeooo:rsid="0022cf55" officeooo:paragraph-rsid="0022cf55" style:font-size-asian="12pt" style:font-size-complex="12pt"/>
    </style:style>
    <style:style style:name="P7" style:family="paragraph" style:parent-style-name="Standard">
      <style:text-properties style:font-name="Liberation Serif" fo:font-size="12pt" officeooo:rsid="0022cf55" officeooo:paragraph-rsid="0022cf55" style:font-size-asian="12pt" style:font-size-complex="12pt"/>
    </style:style>
    <style:style style:name="P8" style:family="paragraph" style:parent-style-name="Standard">
      <style:text-properties style:font-name="Liberation Serif" fo:font-size="12pt" fo:font-weight="normal" officeooo:rsid="00205fcb" officeooo:paragraph-rsid="00236dfc" style:font-size-asian="12pt" style:font-weight-asian="normal" style:font-size-complex="12pt" style:font-weight-complex="normal"/>
    </style:style>
    <style:style style:name="P9" style:family="paragraph" style:parent-style-name="Standard">
      <style:text-properties style:font-name="sans-serif" fo:font-size="11.25pt" fo:font-weight="bold" officeooo:rsid="00205fcb" officeooo:paragraph-rsid="00205fcb" style:font-weight-asian="bold" style:font-weight-complex="bold"/>
    </style:style>
    <style:style style:name="P10" style:family="paragraph" style:parent-style-name="Standard">
      <style:text-properties style:font-name="sans-serif" fo:font-size="11.25pt" fo:font-weight="bold" officeooo:rsid="00205fcb" officeooo:paragraph-rsid="00236dfc" style:font-weight-asian="bold" style:font-weight-complex="bold"/>
    </style:style>
    <style:style style:name="P11" style:family="paragraph" style:parent-style-name="Standard">
      <style:text-properties style:font-name="sans-serif" fo:font-size="11.25pt" fo:font-weight="bold" officeooo:rsid="00205fcb" officeooo:paragraph-rsid="0022cf55" style:font-weight-asian="bold" style:font-weight-complex="bold"/>
    </style:style>
    <style:style style:name="P12" style:family="paragraph" style:parent-style-name="Standard">
      <style:text-properties style:font-name="sans-serif" fo:font-size="11.25pt" fo:font-weight="normal" officeooo:rsid="00205fcb" officeooo:paragraph-rsid="00205fcb" style:font-weight-asian="normal" style:font-weight-complex="normal"/>
    </style:style>
    <style:style style:name="P13" style:family="paragraph" style:parent-style-name="Standard">
      <style:paragraph-properties fo:text-align="start" style:justify-single-word="false"/>
      <style:text-properties officeooo:paragraph-rsid="001ef21e"/>
    </style:style>
    <style:style style:name="P14" style:family="paragraph" style:parent-style-name="Standard" style:list-style-name="L3">
      <style:text-properties officeooo:paragraph-rsid="00236dfc"/>
    </style:style>
    <style:style style:name="P15" style:family="paragraph" style:parent-style-name="Standard" style:list-style-name="L3">
      <style:text-properties officeooo:paragraph-rsid="0024d6bf"/>
    </style:style>
    <style:style style:name="P16" style:family="paragraph" style:parent-style-name="Standard">
      <style:text-properties officeooo:paragraph-rsid="00236dfc"/>
    </style:style>
    <style:style style:name="T1" style:family="text">
      <style:text-properties officeooo:rsid="001ef21e"/>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236dfc" style:font-size-asian="12pt" style:font-size-complex="12pt"/>
    </style:style>
    <style:style style:name="T4" style:family="text">
      <style:text-properties style:font-name="Liberation Serif" fo:font-size="12pt" fo:font-weight="normal" officeooo:rsid="00205fcb" style:font-size-asian="12pt" style:font-weight-asian="normal" style:font-size-complex="12pt" style:font-weight-complex="normal"/>
    </style:style>
    <style:style style:name="T5" style:family="text">
      <style:text-properties style:font-name="Liberation Serif" fo:font-size="12pt" fo:font-weight="normal" officeooo:rsid="00236dfc" style:font-size-asian="12pt" style:font-weight-asian="normal" style:font-size-complex="12pt" style:font-weight-complex="normal"/>
    </style:style>
    <style:style style:name="T6" style:family="text">
      <style:text-properties style:font-name="Liberation Serif" fo:font-size="12pt" fo:font-weight="normal" officeooo:rsid="0024d6bf" style:font-size-asian="12pt" style:font-weight-asian="normal" style:font-size-complex="12pt" style:font-weight-complex="normal"/>
    </style:style>
    <style:style style:name="T7" style:family="text">
      <style:text-properties style:font-name="Liberation Serif" fo:font-size="12pt" fo:font-weight="normal" officeooo:rsid="0023bff1" style:font-size-asian="12pt" style:font-weight-asian="normal" style:font-size-complex="12pt" style:font-weight-complex="normal"/>
    </style:style>
    <style:style style:name="T8" style:family="text">
      <style:text-properties style:font-name="Liberation Serif" fo:font-size="12pt" fo:font-weight="normal" officeooo:rsid="00298eef" style:font-size-asian="12pt" style:font-weight-asian="normal" style:font-size-complex="12pt" style:font-weight-complex="normal"/>
    </style:style>
    <style:style style:name="T9" style:family="text">
      <style:text-properties style:font-name="Liberation Serif" fo:font-size="12pt" fo:font-weight="bold" style:font-size-asian="12pt" style:font-weight-asian="bold" style:font-size-complex="12pt" style:font-weight-complex="bold"/>
    </style:style>
    <style:style style:name="T10" style:family="text">
      <style:text-properties style:font-name="Liberation Serif" fo:font-size="12pt" fo:font-weight="bold" officeooo:rsid="00205fcb" style:font-size-asian="12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05fcb" style:font-weight-asian="normal" style:font-weight-complex="normal"/>
    </style:style>
    <style:style style:name="T13" style:family="text">
      <style:text-properties fo:font-weight="normal" officeooo:rsid="0022cf55" style:font-weight-asian="normal" style:font-weight-complex="normal"/>
    </style:style>
    <style:style style:name="T14" style:family="text">
      <style:text-properties fo:font-weight="normal" officeooo:rsid="00236dfc" style:font-weight-asian="normal" style:font-weight-complex="normal"/>
    </style:style>
    <style:style style:name="T15" style:family="text">
      <style:text-properties fo:font-weight="normal" officeooo:rsid="0023bff1" style:font-weight-asian="normal" style:font-weight-complex="normal"/>
    </style:style>
    <style:style style:name="T16" style:family="text">
      <style:text-properties fo:font-weight="normal" officeooo:rsid="0026b88c" style:font-weight-asian="normal" style:font-weight-complex="normal"/>
    </style:style>
    <style:style style:name="T17" style:family="text">
      <style:text-properties fo:font-weight="normal" officeooo:rsid="00289794" style:font-weight-asian="normal" style:font-weight-complex="normal"/>
    </style:style>
    <style:style style:name="T18" style:family="text">
      <style:text-properties fo:font-weight="normal" officeooo:rsid="00298eef" style:font-weight-asian="normal" style:font-weight-complex="normal"/>
    </style:style>
    <style:style style:name="T19" style:family="text">
      <style:text-properties officeooo:rsid="00236dfc"/>
    </style:style>
    <style:style style:name="T2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Procedemos a determinar la planificación del proceso de verificación y validación que se va a aplicar durante el desarrollo del sistema de la unidad de prácticas 6. </text:span></text:p>
      <text:p text:style-name="P1"/>
      <text:p text:style-name="P2">Los pasos de verificación y validación que tenemos que considerar son los siguientes: </text:p>
      <text:p text:style-name="P2"/>
      <text:list xml:id="list4241908528" text:style-name="L1">
        <text:list-item>
          <text:p text:style-name="P4"><text:bookmark text:name="page65R_mcid2"/>Verificar si el sistema es <text:span text:style-name="T20">completo, correcto y consistente</text:span></text:p>
        </text:list-item>
        <text:list-item>
          <text:p text:style-name="P4">Evaluar si el sistema cumple <text:span text:style-name="T20">especificaciones del modelo de diseño</text:span>.</text:p>
        </text:list-item>
        <text:list-item>
          <text:p text:style-name="P4"><text:span text:style-name="T20">Diseñar un plan de validación</text:span> aplicando metodologías apropiadas.</text:p>
        </text:list-item>
        <text:list-item>
          <text:p text:style-name="P3"><text:bookmark text:name="page65R_mcid5"/><text:span text:style-name="T9">Valorar</text:span><text:span text:style-name="T2"> en función de criterios de validación. Entre otros los requisitos funcionales definidos en la fase de identificación del problema.</text:span></text:p>
        </text:list-item>
      </text:list>
      <text:p text:style-name="P2"><text:span text:style-name="T2"/></text:p>
      <text:p text:style-name="P9"><text:span text:style-name="T2">Procedimiento de validación del sistema</text:span></text:p>
      <text:p text:style-name="P9"><text:span text:style-name="T2"/></text:p>
      <text:p text:style-name="P12"><text:span text:style-name="T2">Como bien sabemos de la teoría, la validación consiste en verificar si el sistema es correcto. Para ello, necesitaremos de la participación del experto. </text:span></text:p>
      <text:p text:style-name="P12"><text:span text:style-name="T2"/></text:p>
      <text:list xml:id="list2752464333" text:style-name="L2">
        <text:list-item>
          <text:p text:style-name="P5"><text:span text:style-name="T12">La comunicación del sistema con otros sistemas (transferencias) es adecuada. Gracias a</text:span><text:span text:style-name="T13"> </text:span><text:span text:style-name="T12">la implementación y el diseño, es posible</text:span><text:span text:style-name="T13"> </text:span><text:span text:style-name="T12">conseguirlo. Además, es fácil y posible añadir o</text:span><text:span text:style-name="T13"> </text:span><text:span text:style-name="T12">modificar el</text:span><text:span text:style-name="T13"> </text:span><text:span text:style-name="T12">conocimiento.</text:span></text:p>
          <text:p text:style-name="P5"><text:span text:style-name="T12"/></text:p>
        </text:list-item>
        <text:list-item>
          <text:p text:style-name="P5"><text:span text:style-name="T14">La</text:span><text:span text:style-name="T12"> interfaz es comprensible para el usuario.</text:span><text:span text:style-name="T14"> Dado que nuestra interfaz no presenta una gran complejidad no </text:span><text:span text:style-name="T17">debe haber</text:span><text:span text:style-name="T14"> problema alguno. </text:span></text:p>
          <text:p text:style-name="P6"><text:span text:style-name="T12"/></text:p>
        </text:list-item>
        <text:list-item>
          <text:p text:style-name="P6"><text:span text:style-name="T12">La explicación del razonamiento del sistema es suficiente. El sistema es capaz de justificar las</text:span><text:span text:style-name="T11"> </text:span><text:span text:style-name="T12">respuestas consistentes</text:span><text:span text:style-name="T15">. </text:span></text:p>
        </text:list-item>
      </text:list>
      <text:p text:style-name="P7"><text:span text:style-name="T12"/></text:p>
      <text:list xml:id="list172605580662766" text:continue-numbering="true" text:style-name="L2">
        <text:list-item>
          <text:p text:style-name="P6"><text:span text:style-name="T12">Cumple los requisitos de ejecución en tiempo real pedidos.</text:span><text:span text:style-name="T16"> En nuestro caso, no se nos han proporcionado dichos requisitos de tiempo. Sin embargo, es lógico que el SBC no debería de tardar mucho en dar esta respuesta. (En nuestro caso, la da al instante).</text:span></text:p>
        </text:list-item>
      </text:list>
      <text:p text:style-name="P7"><text:span text:style-name="T12"/></text:p>
      <text:list xml:id="list172605289395362" text:continue-numbering="true" text:style-name="L2">
        <text:list-item>
          <text:p text:style-name="P6"><text:span text:style-name="T12">El sistema cumple las especificaciones de seguridad.</text:span></text:p>
        </text:list-item>
      </text:list>
      <text:p text:style-name="P7"><text:span text:style-name="T12"/></text:p>
      <text:list xml:id="list172604766306613" text:continue-numbering="true" text:style-name="L2">
        <text:list-item>
          <text:p text:style-name="P6"><text:span text:style-name="T12">Satisfacción y utilidad de los resultados finales e intermedios comparados con: resultados<text:line-break/>conocidos, prestaciones de un experto o de un modelo algorítmico. Para ello, se han</text:span><text:span text:style-name="T11"> </text:span><text:span text:style-name="T12">realizado</text:span><text:span text:style-name="T11"> </text:span><text:span text:style-name="T12">varios casos de prueba. </text:span><text:span text:style-name="T18">Se ha</text:span><text:span text:style-name="T12"> contactado </text:span><text:span text:style-name="T18">con </text:span><text:span text:style-name="T12">el</text:span><text:span text:style-name="T18">/los</text:span><text:span text:style-name="T12"> experto</text:span><text:span text:style-name="T18">/s</text:span><text:span text:style-name="T12"> al que realizamos una entrevista</text:span><text:span text:style-name="T11"> </text:span><text:span text:style-name="T12">en el pasado</text:span><text:span text:style-name="T11"> </text:span><text:span text:style-name="T12">para verificar que funciona correctamente, que el conocimiento es válido y suficiente. Además,</text:span><text:span text:style-name="T11"> </text:span><text:span text:style-name="T12">distintos usuarios también han podido comprobar y verificar que las respuestas son concisas</text:span><text:span text:style-name="T11"> </text:span><text:span text:style-name="T12">y correctas. Se obtiene una adecuación al problema y se evitan los errores por comisión (se</text:span><text:span text:style-name="T11"> </text:span><text:span text:style-name="T12">responde incorrectamente) o por omisión (no se responde).</text:span></text:p>
        </text:list-item>
      </text:list>
      <text:p text:style-name="P11"><text:span text:style-name="T2"/></text:p>
      <text:p text:style-name="P10"><text:span text:style-name="T2">Procedimiento de </text:span><text:span text:style-name="T3">verificación</text:span><text:span text:style-name="T2"> del sistema</text:span></text:p>
      <text:p text:style-name="P12"><text:span text:style-name="T2"/></text:p>
      <text:p text:style-name="P8">El ingeniero del conocimiento verificará que el sistema se ha construido correctamente. Los criterios<text:span text:style-name="T19"> </text:span>a verificar en un SBC que se han tenido en cuenta son los siguientes.</text:p>
      <text:p text:style-name="P8"/>
      <text:list xml:id="list1605767160" text:style-name="L3">
        <text:list-item>
          <text:p text:style-name="P15"><text:span text:style-name="T10">Consistencia</text:span><text:span text:style-name="T4">: no se llega a conclusiones incoherentes.</text:span><text:span text:style-name="T6"> </text:span><text:span text:style-name="T7">Es decir, no puede pasar que aconseje la rama de Ingeniería de Computadores, si el estudiante ha indicado que no le gusta el hardware. </text:span></text:p>
          <text:p text:style-name="P14"><text:span text:style-name="T4"/></text:p>
        </text:list-item>
        <text:list-item>
          <text:p text:style-name="P14"><text:span text:style-name="T10">Corrección</text:span><text:span text:style-name="T4">: hay corrección en la sintaxis, no hay errores morfológicos.</text:span></text:p>
          <text:p text:style-name="P14"><text:span text:style-name="T4"/></text:p>
        </text:list-item>
        <text:list-item>
          <text:p text:style-name="P14"><text:soft-page-break/><text:span text:style-name="T10">Completitud</text:span><text:span text:style-name="T4">: no hay lagunas en capacidad deductiva (casos donde el sistema no respondería</text:span><text:span text:style-name="T8"> </text:span><text:span text:style-name="T4">y que se puedan dar en la práctica).</text:span><text:span text:style-name="T5"> </text:span><text:span text:style-name="T8">Debemos tener especial cuidado entonces, en situaciones en las que el estudiante responda que no quiere seguir haciendo preguntas, y asegurarnos que aún así, siempre recibe una respuesta. De tal manera que continue la interacción.</text:span></text:p>
          <text:p text:style-name="P14"/>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6T16:39:35.663398649</meta:creation-date>
    <dc:date>2022-06-06T17:26:03.521059545</dc:date>
    <meta:editing-duration>PT15M41S</meta:editing-duration>
    <meta:editing-cycles>8</meta:editing-cycles>
    <meta:generator>LibreOffice/6.0.7.3$Linux_X86_64 LibreOffice_project/00m0$Build-3</meta:generator>
    <meta:document-statistic meta:table-count="0" meta:image-count="0" meta:object-count="0" meta:page-count="2" meta:paragraph-count="24" meta:word-count="478" meta:character-count="3015" meta:non-whitespace-character-count="2568"/>
  </office:meta>
</office:document-meta>
</file>